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050" officeooo:paragraph-rsid="00194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anay lavdy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24:18.289507266</meta:creation-date>
    <dc:date>2023-09-09T14:24:50.380974675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7.3.7.2$Linux_X86_64 LibreOffice_project/30$Build-2</meta:generator>
  </office:meta>
</office:document-meta>
</file>